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1" style:list-style-name=""/>
    <style:style style:name="P2" style:family="paragraph" style:parent-style-name="Preformatted_20_Text">
      <style:paragraph-properties fo:margin-top="0cm" fo:margin-bottom="0.499cm" fo:background-color="#2b2b2b">
        <style:background-image/>
      </style:paragraph-properties>
    </style:style>
    <style:style style:name="P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/>
    </style:style>
    <style:style style:name="P4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 fo:background-color="#232525"/>
    </style:style>
    <style:style style:name="P5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background-color="#232525"/>
    </style:style>
    <style:style style:name="P8" style:family="paragraph" style:parent-style-name="Preformatted_20_Text">
      <style:paragraph-properties fo:background-color="#2b2b2b">
        <style:background-image/>
      </style:paragraph-properties>
      <style:text-properties fo:color="#a9b7c6" fo:background-color="#232525"/>
    </style:style>
    <style:style style:name="P9" style:family="paragraph" style:parent-style-name="Preformatted_20_Text">
      <style:paragraph-properties fo:background-color="#2b2b2b">
        <style:background-image/>
      </style:paragraph-properties>
      <style:text-properties fo:color="#cc7832" fo:background-color="#232525"/>
    </style:style>
    <style:style style:name="P10" style:family="paragraph" style:parent-style-name="Standard" style:list-style-name="L4"/>
    <style:style style:name="T1" style:family="text">
      <style:text-properties fo:color="#e8bf6a"/>
    </style:style>
    <style:style style:name="T2" style:family="text">
      <style:text-properties fo:color="#bababa"/>
    </style:style>
    <style:style style:name="T3" style:family="text">
      <style:text-properties fo:color="#a5c261"/>
    </style:style>
    <style:style style:name="T4" style:family="text">
      <style:text-properties style:font-name="JetBrains Mono"/>
    </style:style>
    <style:style style:name="T5" style:family="text">
      <style:text-properties style:font-name="JetBrains Mono" fo:background-color="#232525"/>
    </style:style>
    <style:style style:name="T6" style:family="text">
      <style:text-properties fo:color="#6a8759" style:font-name="JetBrains Mono" fo:background-color="#232525"/>
    </style:style>
    <style:style style:name="T7" style:family="text">
      <style:text-properties fo:color="#6a8759" fo:background-color="#232525"/>
    </style:style>
    <style:style style:name="T8" style:family="text">
      <style:text-properties fo:color="#cc7832" style:font-name="JetBrains Mono" fo:background-color="#232525"/>
    </style:style>
    <style:style style:name="T9" style:family="text">
      <style:text-properties fo:color="#cc7832" fo:background-color="#232525"/>
    </style:style>
    <style:style style:name="T10" style:family="text">
      <style:text-properties fo:color="#9876aa" style:font-name="JetBrains Mono" fo:background-color="#232525"/>
    </style:style>
    <style:style style:name="T11" style:family="text">
      <style:text-properties fo:color="#9876aa" fo:background-color="#232525"/>
    </style:style>
    <style:style style:name="T12" style:family="text">
      <style:text-properties fo:background-color="#232525"/>
    </style:style>
    <style:style style:name="T13" style:family="text">
      <style:text-properties fo:color="#ffc66d" style:font-name="JetBrains Mono" fo:background-color="#232525"/>
    </style:style>
    <style:style style:name="T14" style:family="text">
      <style:text-properties fo:color="#ffc66d" fo:background-color="#232525"/>
    </style:style>
    <style:style style:name="T15" style:family="text">
      <style:text-properties fo:color="#6897bb" fo:background-color="#232525"/>
    </style:style>
    <style:style style:name="T16" style:family="text">
      <style:text-properties fo:color="#a9b7c6" style:font-name="JetBrains Mono" fo:background-color="#2325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1" text:outline-level="1">Testing Laravel</text:h>
      <text:h text:style-name="P1" text:outline-level="1">API</text:h>
      <text:p text:style-name="hashtag">#visit</text:p>
      <text:p text:style-name="P3"><text:span text:style-name="T11">$this</text:span><text:span text:style-name="T12">-&gt;</text:span><text:span text:style-name="T14">visit</text:span><text:span text:style-name="T12">(</text:span><text:span text:style-name="T7">'/'</text:span><text:span text:style-name="T12">)</text:span><text:span text:style-name="T9">;</text:span></text:p>
      <text:p text:style-name="hashtag">#click</text:p>
      <text:p text:style-name="P3"><text:span text:style-name="T11">$this</text:span><text:span text:style-name="T12">-&gt;</text:span><text:span text:style-name="T14">click</text:span><text:span text:style-name="T12">(</text:span><text:span text:style-name="T7">'Click Me'</text:span><text:span text:style-name="T12">)</text:span><text:span text:style-name="T9">;</text:span></text:p>
      <text:p text:style-name="Standard">In html has to be a clickable element, for example:</text:p>
      <text:p text:style-name="P3"><text:span text:style-name="T1">&lt;a </text:span><text:span text:style-name="T2">href</text:span><text:span text:style-name="T3">="#"</text:span><text:span text:style-name="T1">&gt;</text:span>Click me<text:span text:style-name="T1">&lt;/a&gt;</text:span></text:p>
      <text:p text:style-name="hashtag">#see</text:p>
      <text:p text:style-name="P3"><text:span text:style-name="T11">$this</text:span><text:span text:style-name="T12">-&gt;</text:span><text:span text:style-name="T14">see</text:span><text:span text:style-name="T12">(</text:span><text:span text:style-name="T7">'You have been clicked.'</text:span><text:span text:style-name="T12">)</text:span><text:span text:style-name="T9">;</text:span></text:p>
      <text:p text:style-name="Standard">In html there should be somewhere the expected text.</text:p>
      <text:p text:style-name="hashtag">#page #url #link #route</text:p>
      <text:p text:style-name="P2"><text:span text:style-name="T10">$this</text:span><text:span text:style-name="T16">-&gt;</text:span><text:span text:style-name="T13">seePageIs</text:span><text:span text:style-name="T16">(</text:span><text:span text:style-name="T6">'/feedback'</text:span><text:span text:style-name="T16">)</text:span><text:span text:style-name="T8">;</text:span></text:p>
      <text:p text:style-name="hashtag">#assertEquals #compare</text:p>
      <text:p text:style-name="P6"><text:span text:style-name="T11">$product </text:span><text:span text:style-name="T12">= </text:span><text:span text:style-name="T9">new </text:span><text:span text:style-name="T12">Product(</text:span><text:span text:style-name="T7">'Fallout 4'</text:span><text:span text:style-name="T12">)</text:span><text:span text:style-name="T9">;</text:span></text:p>
      <text:p text:style-name="P2"><text:span text:style-name="T10">$this</text:span><text:span text:style-name="T16">-&gt;</text:span><text:span text:style-name="T13">assertEquals</text:span><text:span text:style-name="T16">(</text:span><text:span text:style-name="T6">'Fallout 4'</text:span><text:span text:style-name="T8">, </text:span><text:span text:style-name="T10">$product</text:span><text:span text:style-name="T16">-&gt;</text:span><text:span text:style-name="T13">name</text:span><text:span text:style-name="T16">())</text:span><text:span text:style-name="T8">;</text:span></text:p>
      <text:p text:style-name="hashtag">#assertCount #count</text:p>
      <text:p text:style-name="P3"><text:span text:style-name="T11">$this</text:span><text:span text:style-name="T12">-&gt;</text:span><text:span text:style-name="T14">assertCount</text:span><text:span text:style-name="T12">(</text:span><text:span text:style-name="T15">2</text:span><text:span text:style-name="T9">, </text:span><text:span text:style-name="T11">$order</text:span><text:span text:style-name="T12">-&gt;</text:span><text:span text:style-name="T14">products</text:span><text:span text:style-name="T12">())</text:span><text:span text:style-name="T9">;</text:span></text:p>
      <text:p text:style-name="hashtag"/>
      <text:h text:style-name="P1" text:outline-level="1">01 – Intro to Application Testing</text:h>
      <text:p text:style-name="hashtag">#createtest #make</text:p>
      <text:p text:style-name="Standard">Php artisan <text:s/>make:test TestName</text:p>
      <text:p text:style-name="Standard">Let the test extend TestCase or PHPUnit_Framework_TestCase</text:p>
      <text:p text:style-name="hashtag">#runtest #runall</text:p>
      <text:p text:style-name="hashtag"/>
      <text:p text:style-name="Standard">vendor/bin/phpunit or just phpunit (sometimes the full path is needed)</text:p>
      <text:p text:style-name="Standard"/>
      <text:p text:style-name="h1">02 – Beginning Unit Testing</text:p>
      <text:p text:style-name="hashtag">#name #testname #convention</text:p>
      <text:p text:style-name="Standard">Functions that represent a test need to start with the word 'test' OR have a /** @test */ comment over the signature.</text:p>
      <text:p text:style-name="Standard">Make the test names a much readable as possible. Snake_case is a good practice here!</text:p>
      <text:p text:style-name="Standard"/>
      <text:p text:style-name="hashtag">#runtest #runspecific #specific #class #function</text:p>
      <text:p text:style-name="Standard">phpunit [PATH], z.B phpunit tests/unit/ProductTest.php , run a Testclass.</text:p>
      <text:p text:style-name="Standard"><text:soft-page-break/>Phpunit –filter test_name , run only one specific test (function)</text:p>
      <text:p text:style-name="hashtag">#setup #before #init #function</text:p>
      <text:p text:style-name="Standard">Will run before EACH test in the given TestClass.</text:p>
      <text:p text:style-name="P6"><text:span text:style-name="T9">public function </text:span><text:span text:style-name="T14">setUp</text:span><text:span text:style-name="T12">()</text:span></text:p>
      <text:p text:style-name="P7">{</text:p>
      <text:p text:style-name="P5"><text:span text:style-name="T12"><text:s text:c="4"/></text:span><text:span text:style-name="T10">$this</text:span><text:span text:style-name="T5">-&gt;</text:span><text:span text:style-name="T10">product </text:span><text:span text:style-name="T5">= </text:span><text:span text:style-name="T8">new </text:span><text:span text:style-name="T5">Product()</text:span><text:span text:style-name="T8">;</text:span></text:p>
      <text:p text:style-name="P4">}</text:p>
      <text:p text:style-name="Standard"/>
      <text:p text:style-name="Standard"/>
      <text:p text:style-name="h1">03 – More Unit Testing Review</text:p>
      <text:p text:style-name="Standard">Nothing to note. </text:p>
      <text:p text:style-name="h1">04 – Testing Eloquent</text:p>
      <text:p text:style-name="hashtag">#database #truncate #clear #before #each #cleanup #db #trait</text:p>
      <text:p text:style-name="P6"><text:span text:style-name="T9">class </text:span><text:span text:style-name="T12">ArticleTest </text:span><text:span text:style-name="T9">extends </text:span><text:span text:style-name="T12">TestCase{</text:span></text:p>
      <text:p text:style-name="P5"><text:span text:style-name="T12"><text:s text:c="4"/></text:span><text:span text:style-name="T8">use </text:span><text:span text:style-name="T5">\Illuminate\Foundation\Testing\DatabaseTransactions</text:span><text:span text:style-name="T8">;</text:span></text:p>
      <text:p text:style-name="P9"><text:s text:c="4"/></text:p>
      <text:p text:style-name="P5"><text:span text:style-name="T9"><text:s text:c="4"/></text:span><text:span text:style-name="T8">public function </text:span><text:span text:style-name="T13">testbla</text:span><text:span text:style-name="T5">(){</text:span></text:p>
      <text:p text:style-name="P8"><text:s text:c="8"/></text:p>
      <text:p text:style-name="P8"><text:s text:c="4"/><text:span text:style-name="T4">}</text:span></text:p>
      <text:p text:style-name="P4">}</text:p>
      <text:p text:style-name="Standard">Will start a database transaction before each test and rollback after each test, os the changes are never commited.</text:p>
      <text:p text:style-name="hashtag">#folder #structure #directory</text:p>
      <text:p text:style-name="Standard">It's a good practice to structure your directory by the test types.</text:p>
      <text:list xml:id="list8290446368530798444" text:style-name="L4">
        <text:list-item>
          <text:p text:style-name="P10">integration</text:p>
        </text:list-item>
        <text:list-item>
          <text:p text:style-name="P10">module</text:p>
        </text:list-item>
        <text:list-item>
          <text:p text:style-name="P10">….</text:p>
        </text:list-item>
      </text:list>
      <text:p text:style-name="h1">05 – A testing Database Connection</text:p>
      <text:p text:style-name="hashtag">#testingdb #db #database testdb #connection #create #make #setup #config</text:p>
      <text:p text:style-name="P6"><text:span text:style-name="T7">'sqlite_testing' </text:span><text:span text:style-name="T12">=&gt; [</text:span></text:p>
      <text:p text:style-name="P5"><text:span text:style-name="T12"><text:s text:c="4"/></text:span><text:span text:style-name="T6">'driver' </text:span><text:span text:style-name="T5">=&gt; </text:span><text:span text:style-name="T6">'sqlite'</text:span><text:span text:style-name="T8">,</text:span></text:p>
      <text:p text:style-name="P5"><text:span text:style-name="T9"><text:s text:c="4"/></text:span><text:span text:style-name="T6">'database' </text:span><text:span text:style-name="T5">=&gt; database_path(</text:span><text:span text:style-name="T6">'testing.sqlite'</text:span><text:span text:style-name="T5">)</text:span><text:span text:style-name="T8">,</text:span></text:p>
      <text:p text:style-name="P5"><text:span text:style-name="T9"><text:s text:c="4"/></text:span><text:span text:style-name="T6">'prefix' </text:span><text:span text:style-name="T5">=&gt; </text:span><text:span text:style-name="T6">''</text:span></text:p>
      <text:p text:style-name="P4">]</text:p>
      <text:p text:style-name="Standard">Add this to the config/database.php file to the 'connections' array. This will set up a test db connection (Don't forget to create the db testing.sqlite).</text:p>
      <text:p text:style-name="Standard"/>
      <text:p text:style-name="hashtag">#migrate #fill #setup #db</text:p>
      <text:p text:style-name="Standard">php artisan migrate –database [connection_name], for example sqlite_testing</text:p>
      <text:p text:style-name="Standard"/>
      <text:p text:style-name="hashtag">#override #environment #variables #for #testing #config</text:p>
      <text:p text:style-name="Standard">open phpunit.xml, there are the envs.</text:p>
      <text:p text:style-name="Standard">Add a new entry, &lt;env name='DB_CONNECTION' value='sqlite_testing'&gt;</text:p>
      <text:p text:style-name="Standard"/>
      <text:p text:style-name="h1"><text:soft-page-break/>15 – Homemade fakes</text:p>
      <text:p text:style-name="hashtag">#replaceclass #fakeclass #fake #mocks #wrapper</text:p>
      <text:p text:style-name="Standard">Assume that class A is using a class B. If you want to mock class B without mocking A, just use app()-&gt;instance(B:class, new FakeB()), where FakeB extends B.</text:p>
      <text:p text:style-name="P6"><text:span text:style-name="T12">app()-&gt;</text:span><text:span text:style-name="T14">instance</text:span><text:span text:style-name="T12">(\App\Trending::</text:span><text:span text:style-name="T9">class, new </text:span><text:span text:style-name="T12">FakeTrending)</text:span><text:span text:style-name="T9">;</text:span></text:p>
      <text:p text:style-name="P6"><text:span text:style-name="T9">class </text:span><text:span text:style-name="T12">FakeTrending </text:span><text:span text:style-name="T9">extends </text:span><text:span text:style-name="T12">Trending</text:span></text:p>
      <text:p text:style-name="P7">{</text:p>
      <text:p text:style-name="P8"><text:s text:c="4"/></text:p>
      <text:p text:style-name="P4">}</text:p>
      <text:p text:style-name="Standard">!! Funktioniert nur mit Laravel-Klassen, bzw. Klassen, die in Laravel wie üblich erzeugt werden!!</text:p>
      <text:p text:style-name="Standard"/>
      <text:p text:style-name="hashta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shtag" style:family="paragraph" style:parent-style-name="Text_20_body" style:class="text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h1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h2" style:family="paragraph" style:parent-style-name="Heading_20_2" style:default-outline-level="" style:list-style-name="" style:class="text">
      <style:paragraph-properties fo:text-align="center" style:justify-single-word="false"/>
    </style:style>
    <style:style style:name="H1" style:family="paragraph" style:parent-style-name="Heading_20_2" style:default-outline-level="" style:list-style-name="">
      <style:paragraph-properties fo:text-align="center" style:justify-single-word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bert Mosinski</meta:initial-creator>
    <meta:creation-date>2020-07-28T08:42:56</meta:creation-date>
    <meta:generator>OpenOffice/4.1.7$Unix OpenOffice.org_project/417m1$Build-9800</meta:generator>
    <dc:date>2020-09-24T10:10:32</dc:date>
    <dc:creator>Norbert Mosinski</dc:creator>
    <meta:editing-duration>P8DT9H21M51S</meta:editing-duration>
    <meta:editing-cycles>50</meta:editing-cycles>
    <meta:document-statistic meta:table-count="0" meta:image-count="0" meta:object-count="0" meta:page-count="3" meta:paragraph-count="76" meta:word-count="393" meta:character-count="2821"/>
  </office:meta>
</office:document-meta>
</file>